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betan Machine Uni" svg:font-family="'Tibetan Machine Uni'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4pt" fo:font-weight="normal" officeooo:rsid="00157e75" officeooo:paragraph-rsid="00157e7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font-weight="bold" officeooo:rsid="00157e75" officeooo:paragraph-rsid="00157e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2pt" fo:font-weight="bold" officeooo:rsid="001af319" officeooo:paragraph-rsid="001af31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2pt" fo:font-weight="normal" officeooo:rsid="00157e75" officeooo:paragraph-rsid="00174f9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2pt" fo:font-weight="normal" officeooo:rsid="00157e75" officeooo:paragraph-rsid="00174f9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2pt" fo:font-weight="normal" officeooo:rsid="001862bb" officeooo:paragraph-rsid="001862b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 Condensed" fo:font-size="24pt" fo:font-weight="bold" officeooo:rsid="00157e75" officeooo:paragraph-rsid="00157e75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0pt" fo:font-weight="normal" officeooo:rsid="00157e75" officeooo:paragraph-rsid="00157e75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DejaVu Serif" fo:font-size="12pt" fo:font-weight="bold" officeooo:rsid="001af319" officeooo:paragraph-rsid="001af31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af319" officeooo:paragraph-rsid="001af31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af319" officeooo:paragraph-rsid="001af31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bedee" officeooo:paragraph-rsid="001bede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c9cc5" officeooo:paragraph-rsid="001bede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c9cc5" officeooo:paragraph-rsid="001c9cc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d1ee7" officeooo:paragraph-rsid="001d1ee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e1248" officeooo:paragraph-rsid="001e124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e9d4e" officeooo:paragraph-rsid="001e9d4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ef8f2" officeooo:paragraph-rsid="001ef8f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2pt" fo:font-weight="bold" officeooo:rsid="001f3e3c" officeooo:paragraph-rsid="001f3e3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 fo:font-size="12pt" fo:font-weight="bold" officeooo:rsid="001c9cc5" officeooo:paragraph-rsid="001c9cc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 fo:font-size="12pt" fo:font-weight="bold" officeooo:rsid="001d1ee7" officeooo:paragraph-rsid="001d1ee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 fo:font-size="12pt" fo:font-weight="bold" officeooo:rsid="001e1248" officeooo:paragraph-rsid="001e124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 fo:font-size="12pt" fo:font-weight="bold" officeooo:rsid="001e1248" officeooo:paragraph-rsid="001e9d4e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 fo:font-size="12pt" fo:font-weight="bold" officeooo:rsid="001e9d4e" officeooo:paragraph-rsid="001e9d4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DejaVu Serif" fo:font-size="12pt" fo:font-weight="bold" officeooo:rsid="001c9cc5" officeooo:paragraph-rsid="001c9cc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DejaVu Serif" fo:font-size="12pt" fo:font-weight="bold" officeooo:rsid="001e1248" officeooo:paragraph-rsid="001e124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DejaVu Sans Mono" fo:font-size="12pt" fo:font-weight="bold" officeooo:rsid="001c9cc5" officeooo:paragraph-rsid="001c9cc5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f93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bede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4f93" style:font-style-asian="normal" style:font-style-complex="normal"/>
    </style:style>
    <style:style style:name="T8" style:family="text">
      <style:text-properties fo:font-style="normal" officeooo:rsid="001ef8f2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bede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d1ee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124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9d4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f8f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f3e3c" style:font-style-asian="normal" style:font-weight-asian="normal" style:font-style-complex="normal" style:font-weight-complex="normal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DejaVu Sans Mono" fo:font-style="normal" fo:font-weight="normal" officeooo:rsid="001e9d4e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ilog <text:span text:style-name="T1">asz280</text:span> Assembler</text:p>
      <text:p text:style-name="P8">(for Z80/Z180/Z280)</text:p>
      <text:p text:style-name="P1"/>
      <text:p text:style-name="P2"/>
      <text:p text:style-name="P2"/>
      <text:p text:style-name="P2">Overview:</text:p>
      <text:p text:style-name="P2"/>
      <text:p text:style-name="P4">The <text:span text:style-name="T2">asz280</text:span><text:span text:style-name="T6"> assembler was developed within the assembler suite for small systems by A</text:span><text:span text:style-name="T8">lan</text:span><text:span text:style-name="T6"> </text:span><text:span text:style-name="T7">R. </text:span><text:span text:style-name="T6">Baldwin, </text:span><text:span text:style-name="T7">ASxxxx version 5.20. <text:s/>The assembler was derived from his Z80 version, </text:span><text:span text:style-name="T3">asz80</text:span><text:span text:style-name="T7">, but is table-driven, and shares little code anymore with that assembler. <text:s/>It uses the code common to all of his assemblers (asxsrc) without modification. <text:s/>This assembler is freely distributed under the GNU Public License, version 3, available at:</text:span></text:p>
      <text:p text:style-name="P4"><text:span text:style-name="T7"/></text:p>
      <text:p text:style-name="P5"><text:a xlink:type="simple" xlink:href="http://www.gnu.org/licenses/gpl.html" text:style-name="Internet_20_link" text:visited-style-name="Visited_20_Internet_20_Link"><text:span text:style-name="T7">http://www.gnu.org/licenses/gpl.html</text:span></text:a></text:p>
      <text:p text:style-name="P4"><text:span text:style-name="T7"/></text:p>
      <text:p text:style-name="P6"><text:span text:style-name="T7"/></text:p>
      <text:p text:style-name="P3"><text:span text:style-name="T7">I</text:span><text:span text:style-name="T6">nstruction Sets:</text:span></text:p>
      <text:p text:style-name="P3"><text:span text:style-name="T9"/></text:p>
      <text:p text:style-name="P3"><text:span text:style-name="T9">A number of assembler directives control which instructions may be used within a section of code. <text:s/>One may freely switch between instruction sets by multiple uses of the following directives.</text:span></text:p>
      <text:p text:style-name="P10"><text:span text:style-name="T9"/></text:p>
      <text:p text:style-name="P9"><text:span text:style-name="T9">.z80<text:tab/><text:tab/>Default; only instructions for the Z80 may be used</text:span></text:p>
      <text:p text:style-name="P9"><text:span text:style-name="T9">.z180<text:tab/><text:tab/>The instruction set is expanded to include both Z80 and Z180 <text:tab/><text:tab/><text:tab/>instructions.</text:span></text:p>
      <text:p text:style-name="P9"><text:span text:style-name="T9">.z280<text:tab/><text:tab/>z280 instructions and addressing modes may be used. <text:s/>Note <text:tab/><text:tab/><text:tab/>that only User Mode instructions are in this set; </text:span><text:span text:style-name="T10">privileged z280 <text:tab/><text:tab/>instructions may not be used. <text:s/>Certain z80 instructions (such as <text:tab/><text:tab/>IM </text:span><text:span text:style-name="T5">n</text:span><text:span text:style-name="T10">) are privileged on the z280 and may not be used.</text:span></text:p>
      <text:p text:style-name="P10"><text:span text:style-name="T9"/></text:p>
      <text:p text:style-name="P12"><text:span text:style-name="T9">Three specialized instruction sets may be enabled; viz.,</text:span></text:p>
      <text:p text:style-name="P12"><text:span text:style-name="T9"/></text:p>
      <text:p text:style-name="P12"><text:span text:style-name="T9"><text:tab/>.z280p<text:tab/>z280 Privileged Instructions may be assembled. <text:s/>This also <text:tab/><text:tab/><text:tab/><text:tab/>enables the z80 instructions that are privileged on the z280. <text:s/><text:tab/><text:tab/><text:tab/><text:tab/>This is the broadest category of instructions, such as would be <text:tab/><text:tab/><text:tab/><text:tab/>used for supervisor programming.</text:span></text:p>
      <text:p text:style-name="P12"><text:span text:style-name="T9"><text:tab/>.z280n<text:tab/>No I/O. <text:s/>Since user programs on the z280 may be restricted <text:tab/><text:tab/><text:tab/><text:tab/>from using I/O instructions, this assembly mode prevents their <text:tab/><text:tab/><text:tab/><text:tab/>use. <text:s/>This includes placing z80 I/O instructions off-limits, too.</text:span></text:p>
      <text:p text:style-name="P12"><text:span text:style-name="T9"><text:tab/>.z80u<text:tab/><text:tab/>Enables z80 undocumented instructions. <text:s/>The set of <text:tab/><text:tab/><text:tab/><text:tab/><text:tab/>instructions enabled by this directive may not be complete as of <text:tab/><text:tab/><text:tab/>the first release of the assembler.</text:span></text:p>
      <text:p text:style-name="P13"><text:span text:style-name="T9"/></text:p>
      <text:p text:style-name="P25"><text:span text:style-name="T6">Addressing Mode Syntax:</text:span></text:p>
      <text:p text:style-name="P14"><text:span text:style-name="T9"/></text:p>
      <text:p text:style-name="P14"><text:span text:style-name="T9">DA – direct address </text:span><text:span text:style-name="T11">(all)</text:span></text:p>
      <text:p text:style-name="P14"><text:span text:style-name="T9"/></text:p>
      <text:p text:style-name="P14"><text:span text:style-name="T9">Direct addresses are enclosed in parentheses, and may include expressions; e.g.,</text:span></text:p>
      <text:p text:style-name="P14"><text:span text:style-name="T9"/></text:p>
      <text:p text:style-name="P20"><text:span text:style-name="T9">data:<text:tab/>.dw<text:tab/><text:tab/>0x25</text:span></text:p>
      <text:p text:style-name="P27"><text:span text:style-name="T9"/></text:p>
      <text:p text:style-name="P27"><text:span text:style-name="T9"><text:tab/>ld<text:tab/>a,(data)</text:span></text:p>
      <text:p text:style-name="P27"><text:span text:style-name="T9"/></text:p>
      <text:p text:style-name="P14"><text:span text:style-name="T9">Exceptions:</text:span></text:p>
      <text:p text:style-name="P20"><text:span text:style-name="T9"><text:tab/><text:tab/>call<text:tab/>subr</text:span></text:p>
      <text:p text:style-name="P20"><text:span text:style-name="T9"><text:tab/><text:tab/>jp<text:tab/>label</text:span></text:p>
      <text:p text:style-name="P20"><text:span text:style-name="T9"><text:tab/><text:tab/>djnz<text:tab/>label2</text:span></text:p>
      <text:p text:style-name="P20"><text:span text:style-name="T9"/></text:p>
      <text:p text:style-name="P15"><text:span text:style-name="T9">SX – short index (all)</text:span></text:p>
      <text:p text:style-name="P15"><text:span text:style-name="T9"/></text:p>
      <text:p text:style-name="P21"><text:span text:style-name="T9"><text:tab/><text:tab/>ld<text:tab/>a,50(ix)<text:tab/><text:tab/>; SDCC compatible</text:span></text:p>
      <text:p text:style-name="P21"><text:span text:style-name="T9"><text:tab/><text:tab/>ld<text:tab/>a,(iy-25)<text:tab/><text:tab/>; asz280 syntax</text:span></text:p>
      <text:p text:style-name="P21"><text:span text:style-name="T9"/></text:p>
      <text:p text:style-name="P15"><text:span text:style-name="T9">Familiar to z80 programmers, indexing is off of the IX or IY register, and indices may be in the range [-128..+127]. <text:s/>The first form may be an expression, but it must not begin with a left paren. <text:s/>If parentheses are needed, use:</text:span></text:p>
      <text:p text:style-name="P15"><text:span text:style-name="T9"/></text:p>
      <text:p text:style-name="P15"><text:span text:style-name="T9"><text:tab/><text:tab/></text:span><text:span text:style-name="T17">ld<text:tab/>a,0+(expression)(ix)</text:span></text:p>
      <text:p text:style-name="P15"><text:span text:style-name="T9"/></text:p>
      <text:p text:style-name="P16"><text:span text:style-name="T9">The second form requires that the index register be the first term after the opening left paren.</text:span></text:p>
      <text:p text:style-name="P16"><text:span text:style-name="T9"/></text:p>
      <text:p text:style-name="P15"><text:span text:style-name="T9">LX – long index (z280) (‘X’ in the 280 manual)</text:span></text:p>
      <text:p text:style-name="P15"><text:span text:style-name="T9"/></text:p>
      <text:p text:style-name="P21"><text:span text:style-name="T9"><text:tab/><text:tab/>ld<text:tab/>a,5000(ix)</text:span></text:p>
      <text:p text:style-name="P21"><text:span text:style-name="T9"><text:tab/><text:tab/>ld<text:tab/>a,(iy-0x480)</text:span></text:p>
      <text:p text:style-name="P21"><text:span text:style-name="T9"><text:tab/><text:tab/>ld<text:tab/>a,4000(hl)</text:span></text:p>
      <text:p text:style-name="P21"><text:span text:style-name="T9"><text:tab/><text:tab/>ld<text:tab/>a,(hl+01000)<text:tab/>;octal offset</text:span></text:p>
      <text:p text:style-name="P15"><text:span text:style-name="T9"/></text:p>
      <text:p text:style-name="P15"><text:span text:style-name="T9">Many, but not all, z280 instructions allow indexing using the HL register. <text:s/>LX addresses are distinguished by the magnitude of the offset. <text:s/>If the HL register is used, the magnitude of the offset is not significant. <text:s/></text:span><text:span text:style-name="T12">Likewise, if the second form is used, the index register must be the first term after the opening left paren.</text:span></text:p>
      <text:p text:style-name="P15"><text:span text:style-name="T9"/></text:p>
      <text:p text:style-name="P15"><text:span text:style-name="T9">SR – stack relative (z280)</text:span></text:p>
      <text:p text:style-name="P15"><text:span text:style-name="T9"/></text:p>
      <text:p text:style-name="P15"><text:span text:style-name="T9"><text:tab/></text:span><text:span text:style-name="T17"><text:tab/>add<text:tab/>a,(sp+0x224)</text:span></text:p>
      <text:p text:style-name="P21"><text:span text:style-name="T9"><text:tab/><text:tab/>ld<text:tab/>a,0x224(sp)</text:span></text:p>
      <text:p text:style-name="P21"><text:span text:style-name="T9"><text:tab/><text:tab/></text:span><text:span text:style-name="T12">sbc<text:tab/>a,(sp)<text:tab/><text:tab/><text:tab/>;offset is 0000</text:span></text:p>
      <text:p text:style-name="P21"><text:span text:style-name="T9"/></text:p>
      <text:p text:style-name="P16"><text:span text:style-name="T9">All indices are taken as signed word offsets.</text:span></text:p>
      <text:p text:style-name="P26"><text:span text:style-name="T9">RA – relative addresses (z280)</text:span></text:p>
      <text:p text:style-name="P16"><text:span text:style-name="T9"/></text:p>
      <text:p text:style-name="P16"><text:span text:style-name="T9">Relative addresses are used on the Z80 for certain instructions:</text:span></text:p>
      <text:p text:style-name="P16"><text:span text:style-name="T9"/></text:p>
      <text:p text:style-name="P16"><text:span text:style-name="T9"><text:tab/></text:span><text:span text:style-name="T17"><text:tab/>djnz<text:tab/>label</text:span></text:p>
      <text:p text:style-name="P22"><text:span text:style-name="T9"><text:tab/><text:tab/>jr<text:tab/>[cond,] label</text:span></text:p>
      <text:p text:style-name="P22"><text:span text:style-name="T9"/></text:p>
      <text:p text:style-name="P16"><text:span text:style-name="T9">The label offset is computed from the location counter </text:span><text:span text:style-name="T4">after</text:span><text:span text:style-name="T9"> the instruction.</text:span></text:p>
      <text:p text:style-name="P16"><text:span text:style-name="T9"/></text:p>
      <text:p text:style-name="P16"><text:span text:style-name="T9">Relative addresses on the z280 may be used almost anywhere DA, LX, or SR addressing is permitted. <text:s/>Examples:</text:span></text:p>
      <text:p text:style-name="P16"><text:span text:style-name="T9"/></text:p>
      <text:p text:style-name="P16"><text:span text:style-name="T9"><text:tab/><text:tab/></text:span><text:span text:style-name="T17">ld<text:tab/>a,[data+20]</text:span></text:p>
      <text:p text:style-name="P22"><text:span text:style-name="T9"><text:tab/><text:tab/>jp<text:tab/>[label]</text:span></text:p>
      <text:p text:style-name="P22"><text:span text:style-name="T9"><text:tab/><text:tab/>call<text:tab/>[subr]</text:span></text:p>
      <text:p text:style-name="P16"><text:span text:style-name="T9"/></text:p>
      <text:p text:style-name="P16"><text:span text:style-name="T9">Relative addresses are distinguished by the use of square brackets, instead of parentheses. <text:s/>All offsets are calcu</text:span><text:span text:style-name="T13">ted from the beginning of the instruction following the one using the relative address. <text:s/>Relative address usage with the JP instruction is useful for extending the range of a JR to a long offset. <text:s/>Example,</text:span></text:p>
      <text:p text:style-name="P16"><text:span text:style-name="T13"/></text:p>
      <text:p text:style-name="P16"><text:span text:style-name="T13"><text:tab/><text:tab/></text:span><text:span text:style-name="T18">jp<text:tab/>nc,label<text:tab/>;direct address, require relocation</text:span></text:p>
      <text:p text:style-name="P22"><text:span text:style-name="T13"><text:tab/><text:tab/>jr<text:tab/>nc,label<text:tab/>;relative always, no relocation</text:span></text:p>
      <text:p text:style-name="P22"><text:span text:style-name="T13"/></text:p>
      <text:p text:style-name="P23"><text:span text:style-name="T13"><text:tab/><text:tab/>jp<text:tab/>nc,[label]<text:tab/>;specifically relative, longer</text:span></text:p>
      <text:p text:style-name="P23"><text:span text:style-name="T13"><text:tab/><text:tab/><text:tab/><text:tab/><text:tab/><text:tab/>; range than JR</text:span></text:p>
      <text:p text:style-name="P16"><text:span text:style-name="T13"/></text:p>
      <text:p text:style-name="P17"><text:span text:style-name="T9">Relative addressing may be use with external code references, such as:</text:span></text:p>
      <text:p text:style-name="P17"><text:span text:style-name="T9"/></text:p>
      <text:p text:style-name="P24"><text:span text:style-name="T9"><text:tab/><text:tab/>.globl<text:tab/>ext_subr</text:span></text:p>
      <text:p text:style-name="P24"><text:span text:style-name="T9"/></text:p>
      <text:p text:style-name="P24"><text:span text:style-name="T9"><text:tab/><text:tab/>call<text:tab/>[ext_subr]<text:tab/>;offset filled in by </text:span><text:span text:style-name="T4">aslink</text:span></text:p>
      <text:p text:style-name="P16"><text:span text:style-name="T13"><text:tab/><text:tab/><text:tab/></text:span></text:p>
      <text:p text:style-name="P16"><text:span text:style-name="T9"/></text:p>
      <text:p text:style-name="P16"><text:span text:style-name="T9"/></text:p>
      <text:p text:style-name="P18"><text:span text:style-name="T9">References:</text:span></text:p>
      <text:p text:style-name="P18"><text:span text:style-name="T9"/></text:p>
      <text:p text:style-name="P19"><text:span text:style-name="T9">1. <text:s/></text:span><text:a xlink:type="simple" xlink:href="http://shop-pdp.net/ashtml/asxxxx.php" text:style-name="Internet_20_link" text:visited-style-name="Visited_20_Internet_20_Link"><text:span text:style-name="T9">ASxxxx Cross Assemblers</text:span></text:a><text:span text:style-name="T9"> – Alan R. Baldwin</text:span></text:p>
      <text:p text:style-name="P19"><text:span text:style-name="T9">2. <text:s/></text:span><text:a xlink:type="simple" xlink:href="http://oldcomputers.dyndns.org/public/pub/rechner/zilog/z280/manual/Z280_MPU_(ocr_bw_300).pdf" text:style-name="Internet_20_link" text:visited-style-name="Visited_20_Internet_20_Link"><text:span text:style-name="T14">Preliminary Technical Manual, Z280 MPU Microprocessor Unit, Zilog, 1989</text:span></text:a><text:span text:style-name="T14">.</text:span></text:p>
      <text:p text:style-name="P16"><text:span text:style-name="T9"/></text:p>
      <text:p text:style-name="P16"><text:span text:style-name="T9"/></text:p>
      <text:p text:style-name="P1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betan Machine Uni" svg:font-family="'Tibetan Machine Uni'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7:30:27.035344962</meta:creation-date>
    <dc:date>2017-02-28T09:35:31.937315564</dc:date>
    <meta:editing-duration>PT27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1" meta:word-count="634" meta:character-count="4092" meta:non-whitespace-character-count="3384"/>
  </office:meta>
</office:document-meta>
</file>